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Subtitle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paragraph-properties fo:break-before="page"/>
      <style:text-properties fo:language="en" fo:country="GB"/>
    </style:style>
    <style:style style:name="P16" style:parent-style-name="Normal" style:family="paragraph">
      <style:text-properties fo:language="en" fo:country="GB"/>
    </style:style>
  </office:automatic-styles>
  <office:body>
    <office:text text:use-soft-page-breaks="true">
      <text:p text:style-name="P1">We have the problem about the array</text:p>
      <text:p text:style-name="P2">Let arr = [1,2,2,3,4,]</text:p>
      <text:p text:style-name="P3">So output is :- 1 -&gt;1</text:p>
      <text:p text:style-name="P4"><text:tab/><text:tab/>2 -&gt;2</text:p>
      <text:p text:style-name="P5"><text:tab/><text:tab/>2-&gt;2</text:p>
      <text:p text:style-name="P6"><text:tab/><text:tab/>3-&gt;1</text:p>
      <text:p text:style-name="P7"><text:tab/><text:tab/>4-&gt;1</text:p>
      <text:p text:style-name="P8"/>
      <text:p text:style-name="P9"/>
      <text:p text:style-name="P10">so we type the count in the array<text:s/></text:p>
      <text:p text:style-name="P11"/>
      <text:p text:style-name="P12">Ans =<text:s/></text:p>
      <text:p text:style-name="P13">So we use the frequency array to do count the occurrence of the number<text:s/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ashank vaish</meta:initial-creator>
    <dc:creator>hp</dc:creator>
    <meta:creation-date>2023-11-07T18:11:00Z</meta:creation-date>
    <dc:date>2023-11-07T18:11:00Z</dc:date>
    <meta:template xlink:href="Normal" xlink:type="simple"/>
    <meta:editing-cycles>2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34" meta:character-count="230" meta:row-count="1" meta:non-whitespace-character-count="197"/>
  </office:meta>
</office:document-meta>
</file>